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officeooo:rsid="000f77ff" officeooo:paragraph-rsid="000f77ff" style:font-size-asian="12.25pt" style:font-size-complex="14pt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19">Name:- Abhijeet Koturwar</text:p>
      <text:p text:style-name="P19">Roll No. 80094</text:p>
      <text:p text:style-name="P19">Group- KD4</text:p>
      <text:p text:style-name="P5"/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19:44:17.133596941</dc:date>
    <meta:editing-duration>PT1H27M45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31" meta:word-count="213" meta:character-count="1418" meta:non-whitespace-character-count="1238"/>
  </office:meta>
</office:document-meta>
</file>